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7f9" officeooo:paragraph-rsid="001427f9"/>
    </style:style>
    <style:style style:name="P2" style:family="paragraph" style:parent-style-name="Standard">
      <style:text-properties officeooo:rsid="001427f9" officeooo:paragraph-rsid="0014f416"/>
    </style:style>
    <style:style style:name="P3" style:family="paragraph" style:parent-style-name="Standard">
      <style:text-properties officeooo:rsid="0014f416" officeooo:paragraph-rsid="0014f416"/>
    </style:style>
    <style:style style:name="P4" style:family="paragraph" style:parent-style-name="Standard">
      <style:text-properties officeooo:rsid="0014f416" officeooo:paragraph-rsid="00162778"/>
    </style:style>
    <style:style style:name="P5" style:family="paragraph" style:parent-style-name="Standard">
      <style:text-properties officeooo:rsid="0014f416" officeooo:paragraph-rsid="001698e2"/>
    </style:style>
    <style:style style:name="T1" style:family="text">
      <style:text-properties officeooo:rsid="001427f9"/>
    </style:style>
    <style:style style:name="T2" style:family="text">
      <style:text-properties officeooo:rsid="0014f416"/>
    </style:style>
    <style:style style:name="T3" style:family="text">
      <style:text-properties officeooo:rsid="00162778"/>
    </style:style>
    <style:style style:name="T4" style:family="text">
      <style:text-properties officeooo:rsid="001698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UIKit<text:tab/></text:p>
      <text:p text:style-name="P1"/>
      <text:p text:style-name="P1">class LoginViewController: IUViewController {</text:p>
      <text:p text:style-name="P1"/>
      <text:p text:style-name="P1"><text:s text:c="5"/>@IBOutlet weak var userEmailTextField : UITextFild!</text:p>
      <text:p text:style-name="P1"><text:s text:c="4"/></text:p>
      <text:p text:style-name="P2"><text:s text:c="5"/>@IBOutlet weak var <text:span text:style-name="T2">userPassawordTextFild: </text:span>UITextFild!</text:p>
      <text:p text:style-name="P2"/>
      <text:p text:style-name="P1"/>
      <text:p text:style-name="P1"/>
      <text:p text:style-name="P1"/>
      <text:p text:style-name="P1"/>
      <text:p text:style-name="P1">override func viewDidLoad() {</text:p>
      <text:p text:style-name="P1"/>
      <text:p text:style-name="P1">super.viewDidLoad()</text:p>
      <text:p text:style-name="P1"/>
      <text:p text:style-name="P1"><text:s text:c="4"/>}</text:p>
      <text:p text:style-name="P1"/>
      <text:p text:style-name="P1">override func didReceiveMemoryWarning(){</text:p>
      <text:p text:style-name="P1"/>
      <text:p text:style-name="P1">super.didReceiveMemoryWarning()</text:p>
      <text:p text:style-name="P1"/>
      <text:p text:style-name="P1"><text:s text:c="4"/>}</text:p>
      <text:p text:style-name="P1"/>
      <text:p text:style-name="P3">@IBAction func loginButtonTapped(sender: AnyObject){</text:p>
      <text:p text:style-name="P3"><text:s text:c="4"/></text:p>
      <text:p text:style-name="P3"><text:s text:c="5"/>let userEmail = <text:s/><text:span text:style-name="T1">userEmailTextField.</text:span>text;</text:p>
      <text:p text:style-name="P3"><text:s text:c="3"/></text:p>
      <text:p text:style-name="P3"><text:s text:c="5"/>let userPassoword = <text:s/>userPassawordTextFild.text;</text:p>
      <text:p text:style-name="P3"><text:s/></text:p>
      <text:p text:style-name="P3"><text:s text:c="5"/>let userEmailStored = NSUserDefaults.standarsUserDefaulsts().StringForkey(“userEmail”);</text:p>
      <text:p text:style-name="P3"/>
      <text:p text:style-name="P4"><text:s text:c="5"/>let userPasswordStored = NSUserDefaults.standarsUserDefaulsts().StringForkey(“<text:span text:style-name="T3">userPassoword</text:span>”);</text:p>
      <text:p text:style-name="P4"/>
      <text:p text:style-name="P4"/>
      <text:p text:style-name="P4"><text:s text:c="2"/><text:span text:style-name="T3">if (</text:span>userEmailStored <text:span text:style-name="T3">== </text:span>userEmail<text:span text:style-name="T3">) {</text:span></text:p>
      <text:p text:style-name="P4"/>
      <text:p text:style-name="P4"><text:s text:c="9"/><text:span text:style-name="T3">if ( </text:span>userPasswordStored <text:span text:style-name="T3">== </text:span>userPassoword<text:span text:style-name="T3">) {</text:span></text:p>
      <text:p text:style-name="P4"><text:s text:c="13"/></text:p>
      <text:p text:style-name="P4"><text:s text:c="13"/>// <text:span text:style-name="T3">Login is sucessfull</text:span></text:p>
      <text:p text:style-name="P4"><text:s text:c="9"/>NSUserDefaults.standarsUserDefaulsts().<text:span text:style-name="T3">setBool(true, forKey: “isUserLoggedin”);</text:span></text:p>
      <text:p text:style-name="P4"><text:s text:c="8"/></text:p>
      <text:p text:style-name="P5"><text:s text:c="9"/>NSUserDefaults.standarsUserDefaulsts().<text:span text:style-name="T4">synchronize();</text:span></text:p>
      <text:p text:style-name="P5"><text:s text:c="5"/></text:p>
      <text:p text:style-name="P5"><text:s text:c="9"/><text:span text:style-name="T4">self.dismissViewControllerAnimated(true, completion: nil);</text:span></text:p>
      <text:p text:style-name="P5"/>
      <text:p text:style-name="P5"/>
      <text:p text:style-name="P4"><text:s text:c="9"/></text:p>
      <text:p text:style-name="P4"/>
      <text:p text:style-name="P4"/>
      <text:p text:style-name="P4"><text:span text:style-name="T3"><text:s text:c="9"/>}</text:span></text:p>
      <text:p text:style-name="P4"><text:soft-page-break/></text:p>
      <text:p text:style-name="P4"/>
      <text:p text:style-name="P4"><text:span text:style-name="T3"><text:s text:c="7"/>}</text:span></text:p>
      <text:p text:style-name="P4"/>
      <text:p text:style-name="P3"/>
      <text:p text:style-name="P3"><text:s text:c="4"/>}</text:p>
      <text:p text:style-name="P1"/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21:10:06.368677575</meta:creation-date>
    <dc:date>2019-07-03T22:14:53.806825415</dc:date>
    <meta:editing-duration>PT2M46S</meta:editing-duration>
    <meta:editing-cycles>1</meta:editing-cycles>
    <meta:document-statistic meta:table-count="0" meta:image-count="0" meta:object-count="0" meta:page-count="2" meta:paragraph-count="33" meta:word-count="74" meta:character-count="1055" meta:non-whitespace-character-count="847"/>
    <meta:generator>LibreOffice/6.0.7.3$Linux_X86_64 LibreOffice_project/00m0$Build-3</meta:generator>
  </office:meta>
</office:document-meta>
</file>